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ce style:name="Tahoma1" svg:font-family="Tahoma"/>
    <style:font-face style:name="Titillium Web" svg:font-family="'Titillium Web',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style:font-name="Times New Roman" fo:font-size="12pt" style:font-size-asian="12pt" style:font-size-complex="12pt"/>
    </style:style>
    <style:style style:name="P2"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style>
    <style:style style:name="P3"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text-properties style:font-name="Times New Roman" fo:font-size="12pt" style:font-size-asian="12pt" style:font-size-complex="12pt"/>
    </style:style>
    <style:style style:name="P4" style:family="paragraph" style:parent-style-name="Standard" style:master-page-name="">
      <loext:graphic-properties draw:fill="none"/>
      <style:paragraph-properties fo:margin-left="0cm" fo:margin-right="0cm" fo:text-align="justify" style:justify-single-word="false" fo:orphans="2" fo:widows="2" fo:text-indent="1cm" style:auto-text-indent="false" style:page-number="auto" fo:background-color="transparent"/>
    </style:style>
    <style:style style:name="T1" style:family="text">
      <style:text-properties fo:font-variant="normal" fo:text-transform="none" fo:color="#222222" style:font-name="Titillium Web" fo:font-size="12pt" fo:letter-spacing="normal" fo:font-style="normal" fo:font-weight="normal"/>
    </style:style>
    <style:style style:name="T2" style:family="text">
      <style:text-properties fo:font-variant="normal" fo:text-transform="none" fo:color="#222222" style:font-name="Titillium Web" fo:font-size="12pt" fo:letter-spacing="normal" fo:font-style="normal" fo:font-weight="normal" officeooo:rsid="0017374f"/>
    </style:style>
    <style:style style:name="T3" style:family="text">
      <style:text-properties fo:font-variant="normal" fo:text-transform="none" fo:color="#222222" style:font-name="Titillium Web" fo:font-size="12pt" fo:letter-spacing="normal" fo:font-style="normal" fo:font-weight="normal" style:font-size-asian="12pt" style:font-size-complex="12pt"/>
    </style:style>
    <style:style style:name="T4" style:family="text">
      <style:text-properties fo:font-variant="normal" fo:text-transform="none" fo:color="#222222" style:font-name="Titillium Web" fo:font-size="12pt" fo:letter-spacing="normal" fo:font-style="normal" fo:font-weight="normal" officeooo:rsid="0017374f" style:font-size-asian="12pt" style:font-size-complex="12pt"/>
    </style:style>
    <style:style style:name="T5" style:family="text">
      <style:text-properties fo:font-variant="normal" fo:text-transform="none" fo:color="#222222" style:font-name="Titillium Web" fo:letter-spacing="normal" fo:font-style="normal" fo:font-weight="normal"/>
    </style:style>
    <style:style style:name="T6" style:family="text">
      <style:text-properties fo:font-variant="normal" fo:text-transform="none" fo:color="#222222" style:font-name="Titillium Web" fo:letter-spacing="normal" fo:font-style="normal" fo:font-weight="normal" officeooo:rsid="0017374f"/>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font-size="12pt" fo:letter-spacing="normal" fo:font-style="normal" fo:font-weight="normal" style:font-size-asian="12pt" style:font-size-complex="12pt"/>
    </style:style>
    <style:style style:name="T9" style:family="text">
      <style:text-properties fo:font-variant="normal" fo:text-transform="none" fo:color="#222222" fo:font-size="12pt" fo:letter-spacing="normal" fo:font-style="normal" fo:font-weight="normal" officeooo:rsid="0017374f" style:font-size-asian="12pt" style:font-size-complex="12pt"/>
    </style:style>
    <style:style style:name="T10" style:family="text">
      <style:text-properties fo:font-variant="normal" fo:text-transform="none" fo:color="#222222" style:font-name="Times New Roman" fo:font-size="12pt" fo:letter-spacing="normal" fo:font-style="normal" fo:font-weight="normal" style:font-size-asian="12pt" style:font-size-complex="12pt"/>
    </style:style>
    <style:style style:name="T11" style:family="text">
      <style:text-properties fo:font-variant="normal" fo:text-transform="none" fo:color="#222222" style:font-name="Times New Roman" fo:font-size="12pt" fo:letter-spacing="normal" fo:font-style="normal" fo:font-weight="normal" officeooo:rsid="0017374f" style:font-size-asian="12pt" style:font-size-complex="12pt"/>
    </style:style>
    <style:style style:name="T12" style:family="text">
      <style:text-properties fo:font-variant="normal" fo:text-transform="none" fo:color="#333333" style:font-name="Titillium Web" fo:font-size="12pt" fo:letter-spacing="normal" fo:font-style="normal" fo:font-weight="normal"/>
    </style:style>
    <style:style style:name="T13" style:family="text">
      <style:text-properties fo:font-variant="normal" fo:text-transform="none" fo:color="#333333" style:font-name="Titillium Web" fo:font-size="12pt" fo:letter-spacing="normal" fo:font-style="normal" fo:font-weight="normal" style:font-size-asian="12pt" style:font-size-complex="12pt"/>
    </style:style>
    <style:style style:name="T14" style:family="text">
      <style:text-properties fo:font-variant="normal" fo:text-transform="none" fo:color="#333333" style:font-name="Titillium Web" fo:letter-spacing="normal" fo:font-style="normal" fo:font-weight="normal"/>
    </style:style>
    <style:style style:name="T15" style:family="text">
      <style:text-properties fo:font-variant="normal" fo:text-transform="none" fo:color="#333333" style:font-name="Lato" fo:font-size="12pt" fo:letter-spacing="normal" fo:font-style="normal" fo:font-weight="normal" style:font-size-asian="12pt" style:font-size-complex="12pt"/>
    </style:style>
    <style:style style:name="T16" style:family="text">
      <style:text-properties fo:font-variant="normal" fo:text-transform="none" fo:color="#333333" style:font-name="Lato" fo:font-size="11.25pt" fo:letter-spacing="normal" fo:font-style="normal" fo:font-weight="normal"/>
    </style:style>
    <style:style style:name="T17" style:family="text">
      <style:text-properties fo:font-variant="normal" fo:text-transform="none" fo:color="#333333" style:font-name="Lato" fo:letter-spacing="normal" fo:font-style="normal" fo:font-weight="normal"/>
    </style:style>
    <style:style style:name="T18" style:family="text">
      <style:text-properties fo:font-variant="normal" fo:text-transform="none" fo:color="#333333" style:text-line-through-style="none" style:text-line-through-type="none" style:font-name="Lato" fo:font-size="12pt" fo:letter-spacing="normal" fo:font-style="normal" style:text-underline-style="none" fo:font-weight="bold" style:text-blinking="false" fo:background-color="#ffffff" loext:char-shading-value="0" style:font-size-asian="12pt" style:font-size-complex="12pt"/>
    </style:style>
    <style:style style:name="T19" style:family="text">
      <style:text-properties fo:font-variant="normal" fo:text-transform="none" fo:color="#333333" style:text-line-through-style="none" style:text-line-through-type="none" style:font-name="Lato" fo:font-size="11.25pt" fo:letter-spacing="normal" fo:font-style="normal" style:text-underline-style="none" fo:font-weight="bold" style:text-blinking="false" fo:background-color="#ffffff" loext:char-shading-value="0"/>
    </style:style>
    <style:style style:name="T20" style:family="text">
      <style:text-properties fo:font-variant="normal" fo:text-transform="none" fo:color="#333333" style:text-line-through-style="none" style:text-line-through-type="none" style:font-name="Lato" fo:letter-spacing="normal" fo:font-style="normal" style:text-underline-style="none" fo:font-weight="bold" style:text-blinking="false" fo:background-color="#ffffff" loext:char-shading-value="0"/>
    </style:style>
    <style:style style:name="T21" style:family="text">
      <style:text-properties fo:font-variant="normal" fo:text-transform="none" fo:color="#333333" style:text-line-through-style="none" style:text-line-through-type="none" fo:font-size="12pt" fo:letter-spacing="normal" fo:font-style="normal" style:text-underline-style="none" fo:font-weight="bold" style:text-blinking="false" fo:background-color="#ffffff" loext:char-shading-value="0" style:font-size-asian="12pt" style:font-size-complex="12pt"/>
    </style:style>
    <style:style style:name="T22" style:family="text">
      <style:text-properties fo:font-variant="normal" fo:text-transform="none" fo:color="#333333" style:text-line-through-style="none" style:text-line-through-type="none" style:font-name="Times New Roman" fo:font-size="12pt" fo:letter-spacing="normal" fo:font-style="normal" style:text-underline-style="none" fo:font-weight="bold" style:text-blinking="false" fo:background-color="#ffffff" loext:char-shading-value="0" style:font-size-asian="12pt" style:font-size-complex="12pt"/>
    </style:style>
    <style:style style:name="T23" style:family="text">
      <style:text-properties fo:font-variant="normal" fo:text-transform="none" fo:color="#333333" fo:font-size="12pt" fo:letter-spacing="normal" fo:font-style="normal" fo:font-weight="normal" style:font-size-asian="12pt" style:font-size-complex="12pt"/>
    </style:style>
    <style:style style:name="T24" style:family="text">
      <style:text-properties fo:font-variant="normal" fo:text-transform="none" fo:color="#333333" fo:letter-spacing="normal" fo:font-style="normal" fo:font-weight="normal"/>
    </style:style>
    <style:style style:name="T25" style:family="text">
      <style:text-properties fo:font-variant="normal" fo:text-transform="none" fo:color="#333333" style:font-name="Times New Roman" fo:font-size="12pt" fo:letter-spacing="normal" fo:font-style="normal" fo:font-weight="normal" style:font-size-asian="12pt" style:font-size-complex="12pt"/>
    </style:style>
    <style:style style:name="T26" style:family="text">
      <style:text-properties fo:font-variant="normal" fo:text-transform="none" fo:color="#8b050c" style:font-name="Titillium Web" fo:font-size="12pt" fo:letter-spacing="normal" fo:font-style="normal" fo:font-weight="bold"/>
    </style:style>
    <style:style style:name="T27" style:family="text">
      <style:text-properties fo:font-variant="normal" fo:text-transform="none" fo:color="#8b050c" style:font-name="Titillium Web" fo:font-size="12pt" fo:letter-spacing="normal" fo:font-style="normal" fo:font-weight="bold" style:font-size-asian="12pt" style:font-size-complex="12pt"/>
    </style:style>
    <style:style style:name="T28" style:family="text">
      <style:text-properties fo:font-variant="normal" fo:text-transform="none" fo:color="#8b050c" style:font-name="Titillium Web" fo:letter-spacing="normal" fo:font-style="normal" fo:font-weight="bold"/>
    </style:style>
    <style:style style:name="T29" style:family="text">
      <style:text-properties fo:font-variant="normal" fo:text-transform="none" fo:color="#8b050c" fo:font-size="12pt" fo:letter-spacing="normal" fo:font-style="normal" fo:font-weight="bold" style:font-size-asian="12pt" style:font-size-complex="12pt"/>
    </style:style>
    <style:style style:name="T30" style:family="text">
      <style:text-properties fo:font-variant="normal" fo:text-transform="none" fo:color="#8b050c" style:font-name="Times New Roman" fo:font-size="12pt" fo:letter-spacing="normal" fo:font-style="normal" fo:font-weight="bold" style:font-size-asian="12pt" style:font-size-complex="12pt"/>
    </style:style>
    <style:style style:name="T31" style:family="text">
      <style:text-properties fo:font-variant="normal" fo:text-transform="none" fo:color="#8b050c" style:font-name="Times New Roman" fo:font-size="12pt" fo:letter-spacing="normal" fo:font-style="normal" fo:font-weight="bold" officeooo:rsid="0017860e" style:font-size-asian="12pt" style:font-size-complex="12pt"/>
    </style:style>
    <style:style style:name="T32" style:family="text">
      <style:text-properties fo:font-variant="normal" fo:text-transform="none" fo:color="#8b050c" style:font-name="Times New Roman" fo:font-size="12pt" fo:letter-spacing="normal" fo:font-style="normal" fo:font-weight="bold" officeooo:rsid="001934b8" style:font-size-asian="12pt" style:font-size-complex="12pt"/>
    </style:style>
    <style:style style:name="T33" style:family="text">
      <style:text-properties fo:font-variant="normal" fo:text-transform="none" fo:color="#8b050c" style:font-name="Times New Roman" fo:font-size="12pt" fo:letter-spacing="normal" fo:font-style="normal" fo:font-weight="bold" officeooo:rsid="00196c56" style:font-size-asian="12pt" style:font-size-complex="12pt"/>
    </style:style>
    <style:style style:name="T34" style:family="text">
      <style:text-properties fo:font-variant="normal" fo:text-transform="none" fo:color="#8b050c" style:font-name="Times New Roman" fo:font-size="12pt" fo:letter-spacing="normal" fo:font-style="normal" fo:font-weight="bold" officeooo:rsid="001a7220" style:font-size-asian="12pt" style:font-size-complex="12pt"/>
    </style:style>
    <style:style style:name="T35" style:family="text">
      <style:text-properties style:font-name="Times New Roman"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5">Akcja "Kutschera", mimo iż nie była największą operacją polskiego podziemia, jest ogólnie znanym epizodem z czasów walki z zaborcą niemieckim. Kim był główny bohater całego przedsięwzięcia? </text:span><text:span text:style-name="T22">Franz Kutschera </text:span><text:span text:style-name="T25">- SS-Brigadeführer und Generalmajor der Polizei, dowódca SS i policji w dystrykcie warszawskim. Urodzony 22 lutego 1904 roku. W SS legitymował się numerem 19 659, w NSDAP 363 031. W początkowym okresie wojny zajmował wiele odpowiedzialnych stanowisk na obszarze całej Europy, podbijanej przez Niemców. Był m.in. w Norwegii, Holandii, Belgii także w Związku Radzieckim. Wszędzie dał się poznać ze swoich bezwzględnych metod działania. Był człowiekiem całkowicie oddanym ideologii nazistowskiej. 25 września 1943 roku objął stanowisko szefa SS i policji w dystrykcie warszawskim. Czas objęcia funkcji przez Kutscherę był zbieżny z rozporządzeniem </text:span><text:span text:style-name="T22">Hansa Franka</text:span><text:span text:style-name="T25">, traktującym o zwalczaniu zamachów na terenie </text:span><text:span text:style-name="T22">Generalnego Gubernatorstwa</text:span><text:span text:style-name="T25">. Dokument ten był niejako wymówką i podstawą do mordowania Polaków. Kara, jaką przewidywał była tylko jedna - kara śmierci. Kutschera od razu dał się we znaki mieszkańcom Warszawy. Już 16 października odbyła się pierwsza egzekucja. </text:span><text:span text:style-name="T22">Franz Kutschera </text:span><text:span text:style-name="T25">był doskonałym psychologiem. Wiedział, iż publiczne egzekucje, zastraszanie ludności, życie w ciągłym stresie, gdzie każde wyjście z domu mogło skończyć się śmiercią, złamie w końcu ludność Warszawy. Miał rację. Silni do tej pory mieszkańcy stolicy zaczynali spuszczać głowy, bezsilni w starciu z Niemcami. Kolejne egzekucje następowały po sobie w niewielkich odległościach czasowych. Kutschera ogłosił, iż w odwecie za każdego zabitego Niemca, mordowani będą publicznie Polacy. Kierownictwo Walki Podziemnej stanęło przed nie lada dylematem. Z jednej strony zamachy na niemieckich dygnitarzy dawały wymierne korzyści, z drugiej jednak strony - teraz to przede wszystkim ludność mogła ucierpieć na wskutek akcji Polskiego Podziemia. Mimo dużego zagrożenia, podjęto decyzję o zlikwidowaniu Franza Kutschery.</text:span><text:span text:style-name="T10"> Kierownictwo Walki Podziemnej początkowo nie mogło ustalić z imienia i nazwiska, kto stoi na czele SS i policji okręgu warszawskiego. Kutschera, z obawy przed polskim wywiadem, publicznie nie ujawniał swych danych. Obwieszczenia podpisywał jako "Dowódca SS i policji na Dystrykt Warszawski". Armia Krajowa wpadła na jego trop przypadkiem. Pewnego dnia szef komórki wywiadu oddziału "Agat", Aleksander Kunicki, ps. Rayski, zauważył, że oficer przywieziony limuzyną do siedziby SS, mieszczącej się w pałacyku przy Alejach Ujazdowskich 23, nosi dystynkcje generalskie. Od tego dnia rozpoczęła się obserwacja Niemca. Ustalono, że mieszka przy Alei Róż i nosi nazwisko Kutschera. Wydano rozkaz wykonania wyroku.</text:span><text:span text:style-name="T35"> </text:span></text:p>
      <text:p text:style-name="P1"/>
      <text:p text:style-name="P1"><text:span text:style-name="T24">Wyposażenie żołnierzy, biorących udział w zamachu, przedstawiało się następująco:</text:span><text:line-break/><text:span text:style-name="T24">"Lot" - dowódca i pierwszy wykonawca: pistolet maszynowy typu MP 40, pistolet Vis oraz granat</text:span><text:line-break/><text:span text:style-name="T24">"Ali" - z-ca dowódcy: granaty</text:span><text:line-break/><text:span text:style-name="T24">"Kruszynka" - drugi wykonawca: p.m. typu Sten i granaty</text:span><text:line-break/><text:span text:style-name="T24">"Miś" - kierowca i trzeci wykonawca: 2 pistolety typu Parabellum, granaty</text:span><text:line-break/><text:span text:style-name="T24">"Cichy" - ubezpieczenie: p.m. typu Sten, pistolet typu Parabellum i granaty</text:span><text:line-break/><text:span text:style-name="T24">"Olbrzym" - ubezpieczenie: p.m. typu Sten, pistolet typu Parabellum, granaty</text:span><text:line-break/><text:span text:style-name="T24">"Juno" - ubezpieczenie: p.m. typu Sten, pistolet typu Vis, granaty</text:span><text:line-break/><text:span text:style-name="T24">"Bruno" - kierowca: 2 pistolety typu Parabellum, granaty</text:span><text:line-break/><text:span text:style-name="T24">"Sokół" - kierowca: 2 pistolety typu Parabellum, granaty</text:span> </text:p>
      <text:p text:style-name="P2"><text:span text:style-name="T10">W wyniku akcji Franz Kutschera poniósł śmierć. Wraz z nim zginęło 4 Niemców, a 9 zostało rannych. Niestety nie obyło się bez ofiar po stronie polskiej. </text:span><text:span text:style-name="Strong_20_Emphasis"><text:span text:style-name="T30">Bronisław Pietraszewicz "</text:span></text:span><text:span text:style-name="Strong_20_Emphasis"><text:span text:style-name="T33">Lot</text:span></text:span><text:span text:style-name="Strong_20_Emphasis"><text:span text:style-name="T30">" </text:span></text:span><text:span text:style-name="T10">zmarł w wyniku ran postrzałowych jamy brzusznej. Podobny los spotkał </text:span><text:span text:style-name="Strong_20_Emphasis"><text:span text:style-name="T30">Mariana Sengera "</text:span></text:span><text:span text:style-name="Strong_20_Emphasis"><text:span text:style-name="T34">Cichy</text:span></text:span><text:span text:style-name="Strong_20_Emphasis"><text:span text:style-name="T30">"</text:span></text:span><text:span text:style-name="T10">. </text:span><text:span text:style-name="Strong_20_Emphasis"><text:span text:style-name="T30">Zbigniew Gęsicki "</text:span></text:span><text:span text:style-name="Strong_20_Emphasis"><text:span text:style-name="T32">Juno</text:span></text:span><text:span text:style-name="Strong_20_Emphasis"><text:span text:style-name="T30">" i Kazimierz Sott "</text:span></text:span><text:span text:style-name="Strong_20_Emphasis"><text:span text:style-name="T31">Sokół</text:span></text:span><text:span text:style-name="Strong_20_Emphasis"><text:span text:style-name="T30">"</text:span></text:span><text:span text:style-name="T10">, którzy wracali na miejsce zbiórki po przewiezieniu rannych kolegów do szpitala, zostali zaatakowani przez Niemców. </text:span><text:span text:style-name="T11">Postanowili skoczyć do Wisły, niestety zostali zastrzeleni.</text:span></text:p>
      <text:p text:style-name="P3"><text:span text:style-name="T7">W odwecie Niemcy nałożyli na Warszawę 100 milionów złotych kontrybucji. W dzień po zamachu, 2 lutego 1944 roku w Alejach Ujazdowskich 21, w pobliżu miejsca akcji, rozstrzelano 100 zakładników. Była to jedna z ostatnich publicznych egzekucji przed wybuchem Powstania Warszawskiego.</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ce style:name="Tahoma1" svg:font-family="Tahoma"/>
    <style:font-face style:name="Titillium Web" svg:font-family="'Titillium Web',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21S</meta:editing-duration>
    <meta:editing-cycles>9</meta:editing-cycles>
    <meta:generator>LibreOffice/5.4.3.2$Windows_x86 LibreOffice_project/92a7159f7e4af62137622921e809f8546db437e5</meta:generator>
    <dc:date>2018-03-17T21:56:12.173000000</dc:date>
    <meta:document-statistic meta:table-count="0" meta:image-count="0" meta:object-count="0" meta:page-count="1" meta:paragraph-count="4" meta:word-count="581" meta:character-count="4150" meta:non-whitespace-character-count="3570"/>
    <meta:user-defined meta:name="Info 1"/>
    <meta:user-defined meta:name="Info 2"/>
    <meta:user-defined meta:name="Info 3"/>
    <meta:user-defined meta:name="Info 4"/>
  </office:meta>
</office:document-meta>
</file>